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float" office:value="32.806671" calcext:value-type="float">
            <text:p>32.806671</text:p>
          </table:table-cell>
          <table:table-cell office:value-type="float" office:value="-86.79113" calcext:value-type="float">
            <text:p>-86.79113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float" office:value="61.370716" calcext:value-type="float">
            <text:p>61.370716</text:p>
          </table:table-cell>
          <table:table-cell office:value-type="float" office:value="-152.404419" calcext:value-type="float">
            <text:p>-152.404419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33.729759" calcext:value-type="float">
            <text:p>33.729759</text:p>
          </table:table-cell>
          <table:table-cell office:value-type="float" office:value="-111.431221" calcext:value-type="float">
            <text:p>-111.43122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float" office:value="34.969704" calcext:value-type="float">
            <text:p>34.969704</text:p>
          </table:table-cell>
          <table:table-cell office:value-type="float" office:value="-92.373123" calcext:value-type="float">
            <text:p>-92.373123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6.116203" calcext:value-type="float">
            <text:p>36.116203</text:p>
          </table:table-cell>
          <table:table-cell office:value-type="float" office:value="-119.681564" calcext:value-type="float">
            <text:p>-119.68156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39.059811" calcext:value-type="float">
            <text:p>39.059811</text:p>
          </table:table-cell>
          <table:table-cell office:value-type="float" office:value="-105.311104" calcext:value-type="float">
            <text:p>-105.311104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float" office:value="41.597782" calcext:value-type="float">
            <text:p>41.597782</text:p>
          </table:table-cell>
          <table:table-cell office:value-type="float" office:value="-72.755371" calcext:value-type="float">
            <text:p>-72.755371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39.318523" calcext:value-type="float">
            <text:p>39.318523</text:p>
          </table:table-cell>
          <table:table-cell office:value-type="float" office:value="-75.507141" calcext:value-type="float">
            <text:p>-75.507141</text:p>
          </table:table-cell>
        </table:table-row>
        <table:table-row table:style-name="ro2">
          <table:table-cell office:value-type="string" calcext:value-type="string">
            <text:p>District of Columbia</text:p>
          </table:table-cell>
          <table:table-cell office:value-type="float" office:value="38.897438" calcext:value-type="float">
            <text:p>38.897438</text:p>
          </table:table-cell>
          <table:table-cell office:value-type="float" office:value="-77.026817" calcext:value-type="float">
            <text:p>-77.026817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7.766279" calcext:value-type="float">
            <text:p>27.766279</text:p>
          </table:table-cell>
          <table:table-cell office:value-type="float" office:value="-81.686783" calcext:value-type="float">
            <text:p>-81.68678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33.040619" calcext:value-type="float">
            <text:p>33.040619</text:p>
          </table:table-cell>
          <table:table-cell office:value-type="float" office:value="-83.643074" calcext:value-type="float">
            <text:p>-83.643074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21.094318" calcext:value-type="float">
            <text:p>21.094318</text:p>
          </table:table-cell>
          <table:table-cell office:value-type="float" office:value="-157.498337" calcext:value-type="float">
            <text:p>-157.498337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float" office:value="44.240459" calcext:value-type="float">
            <text:p>44.240459</text:p>
          </table:table-cell>
          <table:table-cell office:value-type="float" office:value="-114.478828" calcext:value-type="float">
            <text:p>-114.478828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40.349457" calcext:value-type="float">
            <text:p>40.349457</text:p>
          </table:table-cell>
          <table:table-cell office:value-type="float" office:value="-88.986137" calcext:value-type="float">
            <text:p>-88.986137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39.849426" calcext:value-type="float">
            <text:p>39.849426</text:p>
          </table:table-cell>
          <table:table-cell office:value-type="float" office:value="-86.258278" calcext:value-type="float">
            <text:p>-86.258278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float" office:value="42.011539" calcext:value-type="float">
            <text:p>42.011539</text:p>
          </table:table-cell>
          <table:table-cell office:value-type="float" office:value="-93.210526" calcext:value-type="float">
            <text:p>-93.21052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38.5266" calcext:value-type="float">
            <text:p>38.5266</text:p>
          </table:table-cell>
          <table:table-cell office:value-type="float" office:value="-96.726486" calcext:value-type="float">
            <text:p>-96.726486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37.66814" calcext:value-type="float">
            <text:p>37.66814</text:p>
          </table:table-cell>
          <table:table-cell office:value-type="float" office:value="-84.670067" calcext:value-type="float">
            <text:p>-84.670067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31.169546" calcext:value-type="float">
            <text:p>31.169546</text:p>
          </table:table-cell>
          <table:table-cell office:value-type="float" office:value="-91.867805" calcext:value-type="float">
            <text:p>-91.867805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44.693947" calcext:value-type="float">
            <text:p>44.693947</text:p>
          </table:table-cell>
          <table:table-cell office:value-type="float" office:value="-69.381927" calcext:value-type="float">
            <text:p>-69.381927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39.063946" calcext:value-type="float">
            <text:p>39.063946</text:p>
          </table:table-cell>
          <table:table-cell office:value-type="float" office:value="-76.802101" calcext:value-type="float">
            <text:p>-76.80210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42.230171" calcext:value-type="float">
            <text:p>42.230171</text:p>
          </table:table-cell>
          <table:table-cell office:value-type="float" office:value="-71.530106" calcext:value-type="float">
            <text:p>-71.530106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43.326618" calcext:value-type="float">
            <text:p>43.326618</text:p>
          </table:table-cell>
          <table:table-cell office:value-type="float" office:value="-84.536095" calcext:value-type="float">
            <text:p>-84.536095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45.694454" calcext:value-type="float">
            <text:p>45.694454</text:p>
          </table:table-cell>
          <table:table-cell office:value-type="float" office:value="-93.900192" calcext:value-type="float">
            <text:p>-93.900192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32.741646" calcext:value-type="float">
            <text:p>32.741646</text:p>
          </table:table-cell>
          <table:table-cell office:value-type="float" office:value="-89.678696" calcext:value-type="float">
            <text:p>-89.678696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float" office:value="38.456085" calcext:value-type="float">
            <text:p>38.456085</text:p>
          </table:table-cell>
          <table:table-cell office:value-type="float" office:value="-92.288368" calcext:value-type="float">
            <text:p>-92.28836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float" office:value="46.921925" calcext:value-type="float">
            <text:p>46.921925</text:p>
          </table:table-cell>
          <table:table-cell office:value-type="float" office:value="-110.454353" calcext:value-type="float">
            <text:p>-110.454353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41.12537" calcext:value-type="float">
            <text:p>41.12537</text:p>
          </table:table-cell>
          <table:table-cell office:value-type="float" office:value="-98.268082" calcext:value-type="float">
            <text:p>-98.268082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8.313515" calcext:value-type="float">
            <text:p>38.313515</text:p>
          </table:table-cell>
          <table:table-cell office:value-type="float" office:value="-117.055374" calcext:value-type="float">
            <text:p>-117.055374</text:p>
          </table:table-cell>
        </table:table-row>
        <table:table-row table:style-name="ro2">
          <table:table-cell office:value-type="string" calcext:value-type="string">
            <text:p>New Hampshire</text:p>
          </table:table-cell>
          <table:table-cell office:value-type="float" office:value="43.452492" calcext:value-type="float">
            <text:p>43.452492</text:p>
          </table:table-cell>
          <table:table-cell office:value-type="float" office:value="-71.563896" calcext:value-type="float">
            <text:p>-71.563896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40.298904" calcext:value-type="float">
            <text:p>40.298904</text:p>
          </table:table-cell>
          <table:table-cell office:value-type="float" office:value="-74.521011" calcext:value-type="float">
            <text:p>-74.52101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float" office:value="34.840515" calcext:value-type="float">
            <text:p>34.840515</text:p>
          </table:table-cell>
          <table:table-cell office:value-type="float" office:value="-106.248482" calcext:value-type="float">
            <text:p>-106.248482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42.165726" calcext:value-type="float">
            <text:p>42.165726</text:p>
          </table:table-cell>
          <table:table-cell office:value-type="float" office:value="-74.948051" calcext:value-type="float">
            <text:p>-74.948051</text:p>
          </table:table-cell>
        </table:table-row>
        <table:table-row table:style-name="ro2">
          <table:table-cell office:value-type="string" calcext:value-type="string">
            <text:p>North Carolina</text:p>
          </table:table-cell>
          <table:table-cell office:value-type="float" office:value="35.630066" calcext:value-type="float">
            <text:p>35.630066</text:p>
          </table:table-cell>
          <table:table-cell office:value-type="float" office:value="-79.806419" calcext:value-type="float">
            <text:p>-79.806419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float" office:value="47.528912" calcext:value-type="float">
            <text:p>47.528912</text:p>
          </table:table-cell>
          <table:table-cell office:value-type="float" office:value="-99.784012" calcext:value-type="float">
            <text:p>-99.784012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40.388783" calcext:value-type="float">
            <text:p>40.388783</text:p>
          </table:table-cell>
          <table:table-cell office:value-type="float" office:value="-82.764915" calcext:value-type="float">
            <text:p>-82.764915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5.565342" calcext:value-type="float">
            <text:p>35.565342</text:p>
          </table:table-cell>
          <table:table-cell office:value-type="float" office:value="-96.928917" calcext:value-type="float">
            <text:p>-96.928917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4.572021" calcext:value-type="float">
            <text:p>44.572021</text:p>
          </table:table-cell>
          <table:table-cell office:value-type="float" office:value="-122.070938" calcext:value-type="float">
            <text:p>-122.070938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40.590752" calcext:value-type="float">
            <text:p>40.590752</text:p>
          </table:table-cell>
          <table:table-cell office:value-type="float" office:value="-77.209755" calcext:value-type="float">
            <text:p>-77.209755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41.680893" calcext:value-type="float">
            <text:p>41.680893</text:p>
          </table:table-cell>
          <table:table-cell office:value-type="float" office:value="-71.51178" calcext:value-type="float">
            <text:p>-71.51178</text:p>
          </table:table-cell>
        </table:table-row>
        <table:table-row table:style-name="ro2">
          <table:table-cell office:value-type="string" calcext:value-type="string">
            <text:p>South Carolina</text:p>
          </table:table-cell>
          <table:table-cell office:value-type="float" office:value="33.856892" calcext:value-type="float">
            <text:p>33.856892</text:p>
          </table:table-cell>
          <table:table-cell office:value-type="float" office:value="-80.945007" calcext:value-type="float">
            <text:p>-80.945007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float" office:value="44.299782" calcext:value-type="float">
            <text:p>44.299782</text:p>
          </table:table-cell>
          <table:table-cell office:value-type="float" office:value="-99.438828" calcext:value-type="float">
            <text:p>-99.438828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35.747845" calcext:value-type="float">
            <text:p>35.747845</text:p>
          </table:table-cell>
          <table:table-cell office:value-type="float" office:value="-86.692345" calcext:value-type="float">
            <text:p>-86.692345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31.054487" calcext:value-type="float">
            <text:p>31.054487</text:p>
          </table:table-cell>
          <table:table-cell office:value-type="float" office:value="-97.563461" calcext:value-type="float">
            <text:p>-97.563461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40.150032" calcext:value-type="float">
            <text:p>40.150032</text:p>
          </table:table-cell>
          <table:table-cell office:value-type="float" office:value="-111.862434" calcext:value-type="float">
            <text:p>-111.862434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float" office:value="44.045876" calcext:value-type="float">
            <text:p>44.045876</text:p>
          </table:table-cell>
          <table:table-cell office:value-type="float" office:value="-72.710686" calcext:value-type="float">
            <text:p>-72.71068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float" office:value="37.769337" calcext:value-type="float">
            <text:p>37.769337</text:p>
          </table:table-cell>
          <table:table-cell office:value-type="float" office:value="-78.169968" calcext:value-type="float">
            <text:p>-78.169968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47.400902" calcext:value-type="float">
            <text:p>47.400902</text:p>
          </table:table-cell>
          <table:table-cell office:value-type="float" office:value="-121.490494" calcext:value-type="float">
            <text:p>-121.490494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float" office:value="38.491226" calcext:value-type="float">
            <text:p>38.491226</text:p>
          </table:table-cell>
          <table:table-cell office:value-type="float" office:value="-80.954453" calcext:value-type="float">
            <text:p>-80.954453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44.268543" calcext:value-type="float">
            <text:p>44.268543</text:p>
          </table:table-cell>
          <table:table-cell office:value-type="float" office:value="-89.616508" calcext:value-type="float">
            <text:p>-89.616508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float" office:value="42.755966" calcext:value-type="float">
            <text:p>42.755966</text:p>
          </table:table-cell>
          <table:table-cell office:value-type="float" office:value="-107.30249" calcext:value-type="float">
            <text:p>-107.30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Ekaterina Fedotova</meta:initial-creator>
    <meta:creation-date>2024-10-21T15:23:53.156268941</meta:creation-date>
    <dc:date>2024-10-21T15:24:43.632129039</dc:date>
    <dc:creator>Ekaterina Fedotova</dc:creator>
    <meta:editing-duration>PT51S</meta:editing-duration>
    <meta:editing-cycles>1</meta:editing-cycles>
    <meta:document-statistic meta:table-count="1" meta:cell-count="156" meta:object-count="0"/>
    <meta:generator>LibreOffice/7.3.3.2$MacOSX_AARCH64 LibreOffice_project/d1d0ea68f081ee2800a922cac8f79445e4603348</meta:generator>
    <meta:user-defined meta:name=""/>
  </office:meta>
</office:document-meta>
</file>